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4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5" style:family="paragraph" style:parent-style-name="Standard" style:list-style-name="LS3">
      <style:paragraph-properties fo:margin-top="0in" fo:margin-bottom="0in" fo:line-height="115%" fo:break-before="auto" fo:break-after="auto" style:writing-mode="lr-tb"/>
    </style:style>
    <style:style style:name="P6" style:family="paragraph" style:parent-style-name="Standard" style:list-style-name="LS4">
      <style:paragraph-properties fo:margin-top="0in" fo:margin-bottom="0in" fo:line-height="115%" fo:break-before="auto" fo:break-after="auto" style:writing-mode="lr-tb"/>
    </style:style>
    <style:style style:name="P7" style:family="paragraph" style:parent-style-name="Standard" style:list-style-name="LS5">
      <style:paragraph-properties fo:margin-top="0in" fo:margin-bottom="0in" fo:line-height="115%" fo:break-before="auto" fo:break-after="auto" style:writing-mode="lr-tb"/>
    </style:style>
    <style:style style:name="P8" style:family="paragraph" style:parent-style-name="Standard" style:list-style-name="LS6">
      <style:paragraph-properties fo:margin-top="0in" fo:margin-bottom="0in" fo:line-height="115%" fo:break-before="auto" fo:break-after="auto" style:writing-mode="lr-tb"/>
    </style:style>
    <style:style style:name="P9" style:family="paragraph" style:parent-style-name="Standard" style:list-style-name="LS7">
      <style:paragraph-properties fo:margin-top="0in" fo:margin-bottom="0in" fo:line-height="115%" fo:break-before="auto" fo:break-after="auto" style:writing-mode="lr-tb"/>
    </style:style>
    <style:style style:name="P10" style:family="paragraph" style:parent-style-name="Standard" style:list-style-name="LS8">
      <style:paragraph-properties fo:margin-top="0in" fo:margin-bottom="0in" fo:line-height="115%" fo:break-before="auto" fo:break-after="auto" style:writing-mode="lr-tb"/>
    </style:style>
    <style:style style:name="P11" style:family="paragraph" style:parent-style-name="Standard" style:list-style-name="LS8">
      <style:paragraph-properties fo:margin-top="0in" fo:margin-bottom="0in" fo:line-height="115%" style:writing-mode="lr-tb"/>
    </style:style>
    <style:style style:name="P12" style:family="paragraph" style:parent-style-name="Standard">
      <style:paragraph-properties fo:line-height="115%" style:writing-mode="lr-tb"/>
    </style:style>
    <style:style style:name="P13" style:family="paragraph" style:parent-style-name="Standard">
      <style:paragraph-properties fo:line-height="115%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text:tab/>Apakah itu Android?</text:p>
      <text:list xml:id="list673497439" text:style-name="LS1">
        <text:list-item>
          <text:list>
            <text:list-item>
              <text:p text:style-name="P3">Pengertian Android</text:p>
            </text:list-item>
            <text:list-item>
              <text:p text:style-name="P3">Sejarah Android</text:p>
            </text:list-item>
            <text:list-item>
              <text:p text:style-name="P3">Perkembangan Android</text:p>
            </text:list-item>
            <text:list-item>
              <text:p text:style-name="P3">Struktur OS Android</text:p>
            </text:list-item>
          </text:list>
        </text:list-item>
      </text:list>
      <text:p text:style-name="P1">2.<text:tab/>Apakah itu Linux?</text:p>
      <text:list xml:id="list1316938206" text:style-name="LS2">
        <text:list-item>
          <text:list>
            <text:list-item>
              <text:p text:style-name="P4">Pengertian Linux</text:p>
            </text:list-item>
            <text:list-item>
              <text:p text:style-name="P4">Sejarah Linux</text:p>
            </text:list-item>
            <text:list-item>
              <text:p text:style-name="P4">Perkembangan Linux</text:p>
            </text:list-item>
          </text:list>
        </text:list-item>
      </text:list>
      <text:p text:style-name="P1">3.<text:tab/>Komunitas Developer Android</text:p>
      <text:list xml:id="list1680254582" text:style-name="LS3">
        <text:list-item>
          <text:list>
            <text:list-item>
              <text:p text:style-name="P5">XDA-Developers</text:p>
            </text:list-item>
            <text:list-item>
              <text:p text:style-name="P5">Modaco</text:p>
            </text:list-item>
          </text:list>
        </text:list-item>
      </text:list>
      <text:p text:style-name="P1">4.<text:tab/>Custom Android Project</text:p>
      <text:list xml:id="list278749054" text:style-name="LS4">
        <text:list-item>
          <text:list>
            <text:list-item>
              <text:p text:style-name="P6">CyanogenMod</text:p>
            </text:list-item>
            <text:list-item>
              <text:p text:style-name="P6">MIUI</text:p>
            </text:list-item>
            <text:list-item>
              <text:p text:style-name="P6">ParanoidAndroid</text:p>
            </text:list-item>
            <text:list-item>
              <text:p text:style-name="P6">AOKP</text:p>
            </text:list-item>
          </text:list>
        </text:list-item>
      </text:list>
      <text:p text:style-name="P1">5.<text:tab/>Mempersiapkan Build Environment</text:p>
      <text:list xml:id="list285474713" text:style-name="LS5">
        <text:list-item>
          <text:list>
            <text:list-item>
              <text:p text:style-name="P7">Spesifikasi Minimal Sistem</text:p>
            </text:list-item>
            <text:list-item>
              <text:p text:style-name="P7">Download Package yang dibutuhkan</text:p>
            </text:list-item>
            <text:list-item>
              <text:p text:style-name="P7">Install SDK Android</text:p>
            </text:list-item>
            <text:list-item>
              <text:p text:style-name="P7">Download Source Code dari CyanogenMod 9</text:p>
            </text:list-item>
          </text:list>
        </text:list-item>
      </text:list>
      <text:p text:style-name="P1">6. <text:tab/>Mengkompilasi OS Android</text:p>
      <text:list xml:id="list1251265596" text:style-name="LS6">
        <text:list-item>
          <text:list>
            <text:list-item>
              <text:p text:style-name="P8">Struktur Folder Source Code CM9</text:p>
            </text:list-item>
            <text:list-item>
              <text:p text:style-name="P8">Mengkompilasi Source Code CM9</text:p>
            </text:list-item>
          </text:list>
        </text:list-item>
      </text:list>
      <text:p text:style-name="P1">7.<text:tab/>Mencoba Hasil Kompilasi </text:p>
      <text:list xml:id="list1510473955" text:style-name="LS7">
        <text:list-item>
          <text:list>
            <text:list-item>
              <text:p text:style-name="P9">Untuk Emulator</text:p>
            </text:list-item>
            <text:list-item>
              <text:p text:style-name="P9">Untuk Device</text:p>
            </text:list-item>
          </text:list>
        </text:list-item>
      </text:list>
      <text:p text:style-name="P1">8.<text:tab/>Berkontribusi ke Project Android</text:p>
      <text:list xml:id="list1192772007" text:style-name="LS8">
        <text:list-item>
          <text:list>
            <text:list-item>
              <text:p text:style-name="P10">AOSP</text:p>
            </text:list-item>
            <text:list-item>
              <text:p text:style-name="P10">CyanogenMod</text:p>
            </text:list-item>
            <text:list-item>
              <text:p text:style-name="P11">AOKP</text:p>
            </text:list-item>
          </text:list>
        </text:list-item>
      </text:list>
      <text:p text:style-name="P13">9.<text:tab/>Daftar Pustaka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4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4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4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4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6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6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8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8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8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8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8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8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Geraldi Arnanto</dc:creator>
    <meta:editing-cycles>2</meta:editing-cycles>
    <dc:date>2012-12-04T19:56:18</dc:date>
    <meta:editing-duration>P0D</meta:editing-duration>
    <meta:document-statistic meta:table-count="0" meta:image-count="0" meta:object-count="0" meta:page-count="1" meta:paragraph-count="33" meta:word-count="113" meta:character-count="656" meta:non-whitespace-character-count="598"/>
  </office:meta>
</office:document-meta>
</file>